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180000005B77E2A203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877cm" svg:height="3.209cm" svg:x="1cm" svg:y="1cm">
          <draw:image xlink:href="Pictures/10000000000001180000005B77E2A203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9:03:58</dc:date>
    <meta:document-statistic meta:object-count="1"/>
    <meta:generator>NeoOffice/3.4.1$Unix OpenOffice.org_project/Patch 9</meta:generator>
  </office:meta>
</office:document-meta>
</file>